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fonksionu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fonksionu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fonksionu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fonksionu kullanılır. Bu fonksionu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fonksionunu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fonksion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durum<ns0:line-break/>""" Şununla aynıdır:<ns0:line-break/>if koşul:<ns0:line-break/><ns0:s ns0:c="4"/>durum<ns0:line-break/>"""<ns0:line-break/>koşul or durum<ns0:line-break/>""" Şununla aynıdır:<ns0:line-break/>if not koşul:<ns0:line-break/><ns0:s ns0:c="4"/>duru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koşul:
    duru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not koşul:
    duru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durum</ns0:p>
        <text:span text:style-name="rststyle-keyword">while</text:span>
        <text:span text:style-name="rststyle-name">koşul</text:span>
        <text:span text:style-name="rststyle-punctuation">:</text:span>
        <text:span text:style-name="rststyle-name">duru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fonksionunu eleman silmek için ise <text:span text:style-name="rststyle-strong">remove</text:span>  veya <text:span text:style-name="rststyle-strong">pop</text:span> fonksionu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fonksionları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 1 3 6 4 7 9 2 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5</meta:creation-date>
    <dc:creator>a</dc:creator>
    <dc:date>2021-07-06T13:29:55</dc:date>
    <dc:language>en-US</dc:language>
    <meta:editing-cycles>1</meta:editing-cycles>
    <meta:editing-duration>PT00M01S</meta:editing-duration>
    <dc:title>Python dersi</dc:title>
  </office:meta>
</office:document-meta>
</file>